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Century Schoolbook L" svg:font-family="'Century Schoolbook L'" style:font-adornments="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indent="0cm" style:auto-text-indent="false"/>
    </style:style>
    <style:style style:name="P2" style:family="paragraph" style:parent-style-name="Standard">
      <style:paragraph-properties fo:margin-left="0cm" fo:margin-right="0cm" fo:margin-top="0cm" fo:margin-bottom="0cm" fo:line-height="100%" fo:text-align="end" style:justify-single-word="false" fo:text-indent="0cm" style:auto-text-indent="false"/>
    </style:style>
    <style:style style:name="P3" style:family="paragraph" style:parent-style-name="Text_20_body">
      <style:paragraph-properties fo:line-height="100%"/>
    </style:style>
    <style:style style:name="P4" style:family="paragraph" style:parent-style-name="Thesis_20_Main_20_Section_20_Heading" style:master-page-name="Thesis_20_Prelim_20_Page">
      <style:paragraph-properties fo:margin-left="0cm" fo:margin-right="0cm" fo:margin-top="0cm" fo:margin-bottom="0cm" fo:text-indent="0cm" style:auto-text-indent="false"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OGRAPHICAL SKETCH</text:p>
      <text:p text:style-name="P3"/>
      <text:p text:style-name="P3"/>
      <text:p text:style-name="P1"/>
      <text:p text:style-name="Thesis_20_Body_20_Text">The author was born on July 10, 1980 at barangay Malansad Nuevo, Libmanan Camarines Sur. He is the eldest son of Guido V. Hermocilla and Jovina V. Caraballe. During his childhood years, his friends and classmates called him Jo-An. In high school, he is known as Herms. Today, he known to his students as Sir JACH. <text:s/>He still prefers to be called by his first name, Joseph.</text:p>
      <text:p text:style-name="Thesis_20_Body_20_Text">Joseph started elementary school at the Malansad Nuevo Elementary School where he studied until Grade 3. He then transferred to Naga Parochial School in Naga City where he completed his elementary education. He spent his high school years at the Jesuit-managed school, Ateneo de Naga University. He was admitted to the BS Forest Products Engineering curriculum at the University of the Philippines Los Banos in 1996. He transferred to BS Computer Science in 1998 and completed <text:s/>the degree in 2002. </text:p>
      <text:p text:style-name="Thesis_20_Body_20_Text">At present, he is teaching at the Institute of Computer Science, College of Arts and Sciences, <text:s/>in UP Los Banos. Aside from teaching, he is also doing research in various fields of computer science, specifically in computer networks and distributed systems. His mission in life is to serve others and make them happy using the talents and gifts given to him by God. </text:p>
      <text:p text:style-name="P1"/>
      <text:p text:style-name="P1"/>
      <text:p text:style-name="P2">JOSEPH ANTHONY CARABALLE HERMOCILL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ce style:name="Courier New" svg:font-family="'Courier New'"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Century Schoolbook L" svg:font-family="'Century Schoolbook L'" style:font-adornments="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line-height="200%"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Thesis_20_Main_20_Section_20_Heading" style:display-name="Thesis Main Section Heading" style:family="paragraph" style:parent-style-name="Standard">
      <style:paragraph-properties fo:text-align="center" style:justify-single-word="false"/>
      <style:text-properties fo:text-transform="uppercase" fo:font-weight="normal"/>
    </style:style>
    <style:style style:name="Thesis_20_Major_20_Subsection_20_Heading" style:display-name="Thesis Major Subsection Heading" style:family="paragraph" style:parent-style-name="Standard">
      <style:paragraph-properties fo:text-align="center" style:justify-single-word="false"/>
      <style:text-properties fo:font-variant="normal" fo:text-transform="none"/>
    </style:style>
    <style:style style:name="Thesis_20_Minor_20_Subsection_20_Heading" style:display-name="Thesis Minor Subsection Heading" style:family="paragraph" style:parent-style-name="Thesis_20_Major_20_Subsection_20_Heading">
      <style:paragraph-properties fo:text-align="start" style:justify-single-word="false"/>
    </style:style>
    <style:style style:name="Thesis_20_Body_20_Text" style:display-name="Thesis Body Text" style:family="paragraph" style:parent-style-name="Standard">
      <style:paragraph-properties fo:margin="100%" fo:margin-left="0cm" fo:margin-right="0cm" fo:margin-top="0cm" fo:margin-bottom="0cm" fo:line-height="200%" fo:text-align="justify" style:justify-single-word="false" fo:text-indent="0.635cm" style:auto-text-indent="false"/>
    </style:style>
    <style:style style:name="Thesis_20_Body_20_Direct_20_Quote" style:display-name="Thesis Body Direct Quote" style:family="paragraph" style:parent-style-name="Thesis_20_Major_20_Subsection_20_Heading">
      <style:paragraph-properties fo:margin="100%" fo:margin-left="0.635cm" fo:margin-right="0.635cm" fo:text-align="justify" style:justify-single-word="false" fo:text-indent="0cm" style:auto-text-indent="false"/>
      <style:text-properties fo:font-variant="normal" fo:text-transform="none" fo:font-size="10pt"/>
    </style:style>
    <style:style style:name="Thesis_20_Body_20_Source_20_Code" style:display-name="Thesis Body Source Code" style:family="paragraph" style:parent-style-name="Thesis_20_Major_20_Subsection_20_Heading" style:master-page-name="">
      <style:paragraph-properties fo:margin="100%" fo:margin-left="0.635cm" fo:margin-right="0.635cm" fo:text-align="start" style:justify-single-word="false" fo:text-indent="0cm" style:auto-text-indent="false" style:page-number="auto"/>
      <style:text-properties fo:font-variant="normal" fo:text-transform="none" style:font-name="Courier New" fo:font-size="10pt"/>
    </style:style>
    <style:style style:name="Thesis_20_Spacer" style:display-name="Thesis Spacer" style:family="paragraph" style:parent-style-name="Thesis_20_Main_20_Section_20_Heading" style:master-page-name="">
      <style:paragraph-properties fo:text-align="start" style:justify-single-word="false" style:page-number="auto" style:shadow="none"/>
      <style:text-properties fo:font-variant="normal" fo:text-transform="none"/>
    </style:style>
    <style:style style:name="Thesis_20_Bibliography" style:display-name="Thesis Bibliography" style:family="paragraph" style:parent-style-name="Thesis_20_Spacer">
      <style:paragraph-properties fo:margin="100%" fo:margin-left="1.27cm" fo:margin-right="0cm" fo:text-indent="-1.27cm" style:auto-text-indent="false">
        <style:tab-stops/>
      </style:paragraph-properties>
    </style:style>
    <style:style style:name="Thesis_20_Pseudocode" style:display-name="Thesis Pseudocode" style:family="paragraph" style:parent-style-name="Thesis_20_Body_20_Source_20_Code" style:master-page-name="">
      <style:paragraph-properties fo:margin="100%" fo:margin-left="1.27cm" fo:margin-right="0.635cm" fo:text-indent="0cm" style:auto-text-indent="false" style:page-number="auto"/>
      <style:text-properties style:font-name="Century Schoolbook 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thematical_20_Objects" style:display-name="Mathematical Objects" style:family="text">
      <style:text-properties fo:font-style="italic"/>
    </style:style>
    <style:style style:name="Source_20_Code" style:display-name="Source Code" style:family="text" style:parent-style-name="Mathematical_20_Objects">
      <style:text-properties style:font-name="Courier New" fo:font-size="10pt" fo:font-style="normal"/>
    </style:style>
    <style:style style:name="Pseudocode" style:family="text">
      <style:text-properties style:font-name="Courier New"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81cm" fo:margin-bottom="2.54cm" fo:margin-left="3.81cm" fo:margin-right="2.54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81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5">
      <style:page-layout-properties fo:page-width="21.59cm" fo:page-height="27.94cm" style:num-format="i" style:print-orientation="portrait" fo:margin-top="2.54cm" fo:margin-bottom="2.54cm" fo:margin-left="3.81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1.59cm" fo:page-height="27.94cm" style:num-format="i" style:print-orientation="portrait" fo:margin-top="2.54cm" fo:margin-bottom="2.54cm" fo:margin-left="3.81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54cm" fo:margin-bottom="2.54cm" fo:margin-left="3.81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Thesis_20_Main_20_Page" style:display-name="Thesis Main Page" style:page-layout-name="Mpm4">
      <style:header>
        <text:p text:style-name="Header"/>
      </style:header>
    </style:master-page>
    <style:master-page style:name="Thesis_20_Prelim_20_Page" style:display-name="Thesis Prelim Page" style:page-layout-name="Mpm5">
      <style:footer>
        <text:p text:style-name="Footer"/>
      </style:footer>
    </style:master-page>
    <style:master-page style:name="Thesis_20_Prelim_20_No_20_Footer" style:display-name="Thesis Prelim No Footer" style:page-layout-name="Mpm6"/>
    <style:master-page style:name="Thesis_20_Main_20_No_20_Header" style:display-name="Thesis Main No Header"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8-10-28T17:47:58</meta:creation-date>
    <dc:creator>Joseph Hermocilla</dc:creator>
    <dc:date>2014-04-29T22:23:02</dc:date>
    <dc:language>en-US</dc:language>
    <meta:editing-cycles>41</meta:editing-cycles>
    <meta:editing-duration>PT47M27S</meta:editing-duration>
    <meta:document-statistic meta:table-count="0" meta:image-count="0" meta:object-count="0" meta:page-count="1" meta:paragraph-count="5" meta:word-count="216" meta:character-count="1289" meta:non-whitespace-character-count="1073"/>
    <meta:user-defined meta:name="Info 1"/>
    <meta:user-defined meta:name="Info 2"/>
    <meta:user-defined meta:name="Info 3"/>
    <meta:user-defined meta:name="Info 4"/>
    <meta:hyperlink-behaviour office:target-frame-name="_top" xlink:show="replace"/>
  </office:meta>
</office:document-meta>
</file>